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78dd" officeooo:paragraph-rsid="000e78dd"/>
    </style:style>
    <style:style style:name="P2" style:family="paragraph" style:parent-style-name="Standard">
      <style:paragraph-properties fo:text-align="center" style:justify-single-word="false"/>
      <style:text-properties officeooo:rsid="000e78dd" officeooo:paragraph-rsid="000e78dd"/>
    </style:style>
    <style:style style:name="P3" style:family="paragraph" style:parent-style-name="Standard">
      <style:text-properties fo:font-weight="bold" officeooo:rsid="0069162b" officeooo:paragraph-rsid="0069162b" style:font-weight-asian="bold" style:font-weight-complex="bold"/>
    </style:style>
    <style:style style:name="P4" style:family="paragraph" style:parent-style-name="Standard">
      <style:text-properties fo:font-weight="bold" officeooo:rsid="000e78dd" officeooo:paragraph-rsid="000e78dd" style:font-weight-asian="bold" style:font-weight-complex="bold"/>
    </style:style>
    <style:style style:name="P5" style:family="paragraph" style:parent-style-name="Standard">
      <style:text-properties fo:font-weight="bold" officeooo:rsid="007796be" officeooo:paragraph-rsid="007796be" style:font-weight-asian="bold" style:font-weight-complex="bold"/>
    </style:style>
    <style:style style:name="P6" style:family="paragraph" style:parent-style-name="Standard">
      <style:text-properties fo:font-weight="bold" officeooo:rsid="007a7fc1" officeooo:paragraph-rsid="007a7fc1" style:font-weight-asian="bold" style:font-weight-complex="bold"/>
    </style:style>
    <style:style style:name="P7" style:family="paragraph" style:parent-style-name="Standard">
      <style:text-properties fo:font-weight="bold" officeooo:rsid="007e3f60" officeooo:paragraph-rsid="007e3f60" style:font-weight-asian="bold" style:font-weight-complex="bold"/>
    </style:style>
    <style:style style:name="P8" style:family="paragraph" style:parent-style-name="Standard">
      <style:text-properties fo:font-weight="bold" officeooo:rsid="005f8098" officeooo:paragraph-rsid="005f8098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Liberation Serif" fo:font-size="12pt" officeooo:rsid="00244c5e" officeooo:paragraph-rsid="00244c5e" style:font-size-asian="12pt" style:font-size-complex="12pt"/>
    </style:style>
    <style:style style:name="P10" style:family="paragraph" style:parent-style-name="Standard">
      <style:text-properties style:use-window-font-color="true" loext:opacity="0%" style:font-name="Liberation Serif" fo:font-size="12pt" officeooo:rsid="00244c5e" officeooo:paragraph-rsid="00308a98" style:font-size-asian="12pt" style:font-size-complex="12pt"/>
    </style:style>
    <style:style style:name="P11" style:family="paragraph" style:parent-style-name="Standard">
      <style:text-properties style:use-window-font-color="true" loext:opacity="0%" style:font-name="Liberation Serif" fo:font-size="12pt" officeooo:rsid="002d8c5f" officeooo:paragraph-rsid="002d8c5f" style:font-size-asian="12pt" style:font-size-complex="12pt"/>
    </style:style>
    <style:style style:name="P12" style:family="paragraph" style:parent-style-name="Standard">
      <style:text-properties style:use-window-font-color="true" loext:opacity="0%" style:font-name="Liberation Serif" fo:font-size="12pt" officeooo:rsid="005ca775" officeooo:paragraph-rsid="006012a8" fo:background-color="#ffffff" style:font-size-asian="12pt" style:font-size-complex="12pt"/>
    </style:style>
    <style:style style:name="P13" style:family="paragraph" style:parent-style-name="Standard">
      <style:text-properties style:use-window-font-color="true" loext:opacity="0%" style:font-name="Liberation Serif" fo:font-size="12pt" officeooo:rsid="006c63a8" officeooo:paragraph-rsid="006c63a8" fo:background-color="#ffffff" style:font-size-asian="12pt" style:font-size-complex="12pt"/>
    </style:style>
    <style:style style:name="P14" style:family="paragraph" style:parent-style-name="Standard">
      <style:text-properties style:use-window-font-color="true" loext:opacity="0%" style:font-name="Liberation Serif" fo:font-size="12pt" fo:font-weight="bold" officeooo:rsid="005ca775" officeooo:paragraph-rsid="006012a8" fo:background-color="#ffffff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loext:opacity="0%" style:font-name="Liberation Serif" fo:font-size="12pt" fo:font-weight="bold" officeooo:rsid="006c63a8" officeooo:paragraph-rsid="006c63a8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text-properties style:use-window-font-color="true" loext:opacity="0%" style:font-name="Liberation Serif" fo:font-size="12pt" fo:font-weight="bold" officeooo:rsid="006012a8" officeooo:paragraph-rsid="006012a8" fo:background-color="#ffffff" style:font-size-asian="12pt" style:font-weight-asian="bold" style:font-size-complex="12pt" style:font-weight-complex="bold"/>
    </style:style>
    <style:style style:name="P17" style:family="paragraph" style:parent-style-name="Standard">
      <style:text-properties style:use-window-font-color="true" loext:opacity="0%" style:font-name="Liberation Serif" fo:font-size="12pt" fo:font-weight="bold" officeooo:rsid="0069162b" officeooo:paragraph-rsid="0069162b" fo:background-color="#ffffff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rsid="002d5a5b" officeooo:paragraph-rsid="0041ec20"/>
    </style:style>
    <style:style style:name="P19" style:family="paragraph" style:parent-style-name="Standard">
      <style:text-properties officeooo:rsid="003e9eae" officeooo:paragraph-rsid="003e9eae"/>
    </style:style>
    <style:style style:name="P20" style:family="paragraph" style:parent-style-name="Standard">
      <style:text-properties officeooo:paragraph-rsid="004f1901"/>
    </style:style>
    <style:style style:name="P21" style:family="paragraph" style:parent-style-name="Standard">
      <style:text-properties fo:font-weight="normal" officeooo:rsid="000fce25" officeooo:paragraph-rsid="000fce25" style:font-weight-asian="normal" style:font-weight-complex="normal"/>
    </style:style>
    <style:style style:name="P22" style:family="paragraph" style:parent-style-name="Standard">
      <style:text-properties fo:font-weight="normal" officeooo:rsid="00436ed6" officeooo:paragraph-rsid="003f310e" style:font-weight-asian="normal" style:font-weight-complex="normal"/>
    </style:style>
    <style:style style:name="P23" style:family="paragraph" style:parent-style-name="Standard">
      <style:text-properties officeooo:rsid="0051ff5c" officeooo:paragraph-rsid="002ddc42"/>
    </style:style>
    <style:style style:name="P24" style:family="paragraph" style:parent-style-name="Standard">
      <style:text-properties officeooo:rsid="000fce25" officeooo:paragraph-rsid="000fce25"/>
    </style:style>
    <style:style style:name="P25" style:family="paragraph" style:parent-style-name="Standard">
      <style:text-properties officeooo:rsid="00534b9c" officeooo:paragraph-rsid="00534b9c"/>
    </style:style>
    <style:style style:name="P26" style:family="paragraph" style:parent-style-name="Standard">
      <style:paragraph-properties fo:text-align="center" style:justify-single-word="false"/>
      <style:text-properties fo:font-size="24pt" fo:font-weight="bold" officeooo:rsid="000e78dd" officeooo:paragraph-rsid="000e78dd" style:font-size-asian="24pt" style:font-weight-asian="bold" style:font-size-complex="24pt" style:font-weight-complex="bold"/>
    </style:style>
    <style:style style:name="P27" style:family="paragraph" style:parent-style-name="Standard">
      <style:text-properties officeooo:rsid="007796be" officeooo:paragraph-rsid="007796be"/>
    </style:style>
    <style:style style:name="P28" style:family="paragraph" style:parent-style-name="Standard">
      <style:text-properties officeooo:rsid="007e0588" officeooo:paragraph-rsid="007e0588"/>
    </style:style>
    <style:style style:name="P29" style:family="paragraph" style:parent-style-name="Standard">
      <style:text-properties officeooo:rsid="008578ba" officeooo:paragraph-rsid="008578ba"/>
    </style:style>
    <style:style style:name="P30" style:family="paragraph" style:parent-style-name="Standard">
      <style:text-properties fo:color="#c9211e" loext:opacity="100%" fo:language="en" fo:country="GB" style:text-underline-style="solid" style:text-underline-width="auto" style:text-underline-color="font-color" fo:font-weight="normal" officeooo:rsid="008e42af" officeooo:paragraph-rsid="008e42af" style:font-weight-asian="normal" style:font-weight-complex="normal"/>
    </style:style>
    <style:style style:name="P31" style:family="paragraph" style:parent-style-name="Standard">
      <style:text-properties fo:color="#c9211e" loext:opacity="100%" fo:language="en" fo:country="GB" style:text-underline-style="solid" style:text-underline-width="auto" style:text-underline-color="font-color" fo:font-weight="normal" officeooo:rsid="008e734d" officeooo:paragraph-rsid="008e734d" style:font-weight-asian="normal" style:font-weight-complex="normal"/>
    </style:style>
    <style:style style:name="P32" style:family="paragraph" style:parent-style-name="Standard">
      <style:text-properties fo:color="#c9211e" loext:opacity="100%" fo:language="en" fo:country="GB" style:text-underline-style="solid" style:text-underline-width="auto" style:text-underline-color="font-color" fo:font-weight="normal" officeooo:rsid="009043b5" officeooo:paragraph-rsid="009043b5" style:font-weight-asian="normal" style:font-weight-complex="normal"/>
    </style:style>
    <style:style style:name="P33" style:family="paragraph" style:parent-style-name="Standard">
      <style:text-properties fo:color="#00a933" loext:opacity="100%" fo:language="en" fo:country="GB" style:text-underline-style="solid" style:text-underline-width="auto" style:text-underline-color="font-color" fo:font-weight="normal" officeooo:rsid="008e42af" officeooo:paragraph-rsid="008e42af" style:font-weight-asian="normal" style:font-weight-complex="normal"/>
    </style:style>
    <style:style style:name="P34" style:family="paragraph" style:parent-style-name="Standard">
      <style:text-properties fo:color="#00a933" loext:opacity="100%" fo:language="en" fo:country="GB" style:text-underline-style="solid" style:text-underline-width="auto" style:text-underline-color="font-color" fo:font-weight="normal" officeooo:rsid="008e734d" officeooo:paragraph-rsid="008e734d" style:font-weight-asian="normal" style:font-weight-complex="normal"/>
    </style:style>
    <style:style style:name="P35" style:family="paragraph" style:parent-style-name="Standard">
      <style:text-properties officeooo:rsid="00988454" officeooo:paragraph-rsid="00988454"/>
    </style:style>
    <style:style style:name="P36" style:family="paragraph" style:parent-style-name="Standard">
      <style:text-properties officeooo:rsid="009248ec" officeooo:paragraph-rsid="009248ec"/>
    </style:style>
    <style:style style:name="P37" style:family="paragraph" style:parent-style-name="Standard">
      <style:text-properties officeooo:rsid="00a1403b" officeooo:paragraph-rsid="00a1403b"/>
    </style:style>
    <style:style style:name="P38" style:family="paragraph" style:parent-style-name="Standard">
      <style:text-properties style:use-window-font-color="true" loext:opacity="0%" style:font-name="Liberation Serif" fo:font-size="12pt" style:font-size-asian="12pt" style:font-size-complex="12pt"/>
    </style:style>
    <style:style style:name="T1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44c5e" fo:background-color="#ffffff" loext:char-shading-value="0"/>
    </style:style>
    <style:style style:name="T4" style:family="text">
      <style:text-properties officeooo:rsid="002590e7" fo:background-color="#ffffff" loext:char-shading-value="0"/>
    </style:style>
    <style:style style:name="T5" style:family="text">
      <style:text-properties officeooo:rsid="0028ec1c" fo:background-color="#ffffff" loext:char-shading-value="0"/>
    </style:style>
    <style:style style:name="T6" style:family="text">
      <style:text-properties officeooo:rsid="002d8c5f" fo:background-color="#ffffff" loext:char-shading-value="0"/>
    </style:style>
    <style:style style:name="T7" style:family="text">
      <style:text-properties officeooo:rsid="002ef527" fo:background-color="#ffffff" loext:char-shading-value="0"/>
    </style:style>
    <style:style style:name="T8" style:family="text">
      <style:text-properties officeooo:rsid="00308a98" fo:background-color="#ffffff" loext:char-shading-value="0"/>
    </style:style>
    <style:style style:name="T9" style:family="text">
      <style:text-properties officeooo:rsid="0030a832" fo:background-color="#ffffff" loext:char-shading-value="0"/>
    </style:style>
    <style:style style:name="T10" style:family="text">
      <style:text-properties officeooo:rsid="003101c5" fo:background-color="#ffffff" loext:char-shading-value="0"/>
    </style:style>
    <style:style style:name="T11" style:family="text">
      <style:text-properties officeooo:rsid="0031769a" fo:background-color="#ffffff" loext:char-shading-value="0"/>
    </style:style>
    <style:style style:name="T12" style:family="text">
      <style:text-properties officeooo:rsid="0032f0ca" fo:background-color="#ffffff" loext:char-shading-value="0"/>
    </style:style>
    <style:style style:name="T13" style:family="text">
      <style:text-properties officeooo:rsid="0036bd2a" fo:background-color="#ffffff" loext:char-shading-value="0"/>
    </style:style>
    <style:style style:name="T14" style:family="text">
      <style:text-properties officeooo:rsid="00379962" fo:background-color="#ffffff" loext:char-shading-value="0"/>
    </style:style>
    <style:style style:name="T15" style:family="text">
      <style:text-properties officeooo:rsid="00387623" fo:background-color="#ffffff" loext:char-shading-value="0"/>
    </style:style>
    <style:style style:name="T16" style:family="text">
      <style:text-properties officeooo:rsid="004d385a" fo:background-color="#ffffff" loext:char-shading-value="0"/>
    </style:style>
    <style:style style:name="T17" style:family="text">
      <style:text-properties officeooo:rsid="004f1901" fo:background-color="#ffffff" loext:char-shading-value="0"/>
    </style:style>
    <style:style style:name="T18" style:family="text">
      <style:text-properties officeooo:rsid="0069162b" fo:background-color="#ffffff" loext:char-shading-value="0"/>
    </style:style>
    <style:style style:name="T19" style:family="text">
      <style:text-properties officeooo:rsid="006c63a8" fo:background-color="#ffffff" loext:char-shading-value="0"/>
    </style:style>
    <style:style style:name="T20" style:family="text">
      <style:text-properties officeooo:rsid="006f3353" fo:background-color="#ffffff" loext:char-shading-value="0"/>
    </style:style>
    <style:style style:name="T21" style:family="text">
      <style:text-properties officeooo:rsid="007620c8" fo:background-color="#ffffff" loext:char-shading-value="0"/>
    </style:style>
    <style:style style:name="T22" style:family="text">
      <style:text-properties officeooo:rsid="00814ee9" fo:background-color="#ffffff" loext:char-shading-value="0"/>
    </style:style>
    <style:style style:name="T23" style:family="text">
      <style:text-properties officeooo:rsid="0082f658" fo:background-color="#ffffff" loext:char-shading-value="0"/>
    </style:style>
    <style:style style:name="T24" style:family="text">
      <style:text-properties officeooo:rsid="008609c7" fo:background-color="#ffffff" loext:char-shading-value="0"/>
    </style:style>
    <style:style style:name="T25" style:family="text">
      <style:text-properties officeooo:rsid="009556c7" fo:background-color="#ffffff" loext:char-shading-value="0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b9a74"/>
    </style:style>
    <style:style style:name="T28" style:family="text">
      <style:text-properties style:text-underline-style="solid" style:text-underline-width="auto" style:text-underline-color="font-color" officeooo:rsid="0041ec20"/>
    </style:style>
    <style:style style:name="T29" style:family="text">
      <style:text-properties style:use-window-font-color="true" loext:opacity="0%" style:font-name="Liberation Serif" fo:font-size="12pt" officeooo:rsid="002590e7" fo:background-color="#ffffff" loext:char-shading-value="0" style:font-size-asian="12pt" style:font-size-complex="12pt"/>
    </style:style>
    <style:style style:name="T30" style:family="text">
      <style:text-properties style:use-window-font-color="true" loext:opacity="0%" style:font-name="Liberation Serif" fo:font-size="12pt" officeooo:rsid="00377778" fo:background-color="#ffffff" loext:char-shading-value="0" style:font-size-asian="12pt" style:font-size-complex="12pt"/>
    </style:style>
    <style:style style:name="T31" style:family="text">
      <style:text-properties style:use-window-font-color="true" loext:opacity="0%" style:font-name="Liberation Serif" fo:font-size="12pt" officeooo:rsid="0030a832" fo:background-color="#ffffff" loext:char-shading-value="0" style:font-size-asian="12pt" style:font-size-complex="12pt"/>
    </style:style>
    <style:style style:name="T32" style:family="text">
      <style:text-properties style:use-window-font-color="true" loext:opacity="0%" style:font-name="Liberation Serif" fo:font-size="12pt" officeooo:rsid="004eb819" fo:background-color="#ffffff" loext:char-shading-value="0" style:font-size-asian="12pt" style:font-size-complex="12pt"/>
    </style:style>
    <style:style style:name="T33" style:family="text">
      <style:text-properties style:use-window-font-color="true" loext:opacity="0%" style:font-name="Liberation Serif" fo:font-size="12pt" officeooo:rsid="004f1901" fo:background-color="#ffffff" loext:char-shading-value="0" style:font-size-asian="12pt" style:font-size-complex="12pt"/>
    </style:style>
    <style:style style:name="T34" style:family="text">
      <style:text-properties fo:font-weight="bold" officeooo:rsid="004bb762" style:font-weight-asian="bold" style:font-weight-complex="bold"/>
    </style:style>
    <style:style style:name="T35" style:family="text">
      <style:text-properties fo:font-weight="bold" officeooo:rsid="006b036c" style:font-weight-asian="bold" style:font-weight-complex="bold"/>
    </style:style>
    <style:style style:name="T36" style:family="text">
      <style:text-properties officeooo:rsid="00557ed8"/>
    </style:style>
    <style:style style:name="T37" style:family="text">
      <style:text-properties officeooo:rsid="0055bc6f"/>
    </style:style>
    <style:style style:name="T38" style:family="text">
      <style:text-properties officeooo:rsid="00560bb7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727d86" style:font-weight-asian="normal" style:font-weight-complex="normal"/>
    </style:style>
    <style:style style:name="T41" style:family="text">
      <style:text-properties fo:font-weight="normal" officeooo:rsid="008986bb" style:font-weight-asian="normal" style:font-weight-complex="normal"/>
    </style:style>
    <style:style style:name="T42" style:family="text">
      <style:text-properties fo:font-weight="normal" officeooo:rsid="008acbe7" style:font-weight-asian="normal" style:font-weight-complex="normal"/>
    </style:style>
    <style:style style:name="T43" style:family="text">
      <style:text-properties officeooo:rsid="006012a8"/>
    </style:style>
    <style:style style:name="T44" style:family="text">
      <style:text-properties officeooo:rsid="0061bd2c"/>
    </style:style>
    <style:style style:name="T45" style:family="text">
      <style:text-properties officeooo:rsid="006b036c"/>
    </style:style>
    <style:style style:name="T46" style:family="text">
      <style:text-properties officeooo:rsid="00737232"/>
    </style:style>
    <style:style style:name="T47" style:family="text">
      <style:text-properties officeooo:rsid="0074d5f8"/>
    </style:style>
    <style:style style:name="T48" style:family="text">
      <style:text-properties officeooo:rsid="0076e409"/>
    </style:style>
    <style:style style:name="T49" style:family="text">
      <style:text-properties officeooo:rsid="007796be"/>
    </style:style>
    <style:style style:name="T50" style:family="text">
      <style:text-properties officeooo:rsid="0079336d"/>
    </style:style>
    <style:style style:name="T51" style:family="text">
      <style:text-properties officeooo:rsid="007bb9ae"/>
    </style:style>
    <style:style style:name="T52" style:family="text">
      <style:text-properties officeooo:rsid="007d5805"/>
    </style:style>
    <style:style style:name="T53" style:family="text">
      <style:text-properties officeooo:rsid="007e0588"/>
    </style:style>
    <style:style style:name="T54" style:family="text">
      <style:text-properties officeooo:rsid="0080e975"/>
    </style:style>
    <style:style style:name="T55" style:family="text">
      <style:text-properties officeooo:rsid="008578ba"/>
    </style:style>
    <style:style style:name="T56" style:family="text">
      <style:text-properties officeooo:rsid="008ca175"/>
    </style:style>
    <style:style style:name="T57" style:family="text">
      <style:text-properties officeooo:rsid="009060db"/>
    </style:style>
    <style:style style:name="T58" style:family="text">
      <style:text-properties officeooo:rsid="009248ec"/>
    </style:style>
    <style:style style:name="T59" style:family="text">
      <style:text-properties officeooo:rsid="0093c9db"/>
    </style:style>
    <style:style style:name="T60" style:family="text">
      <style:text-properties officeooo:rsid="00989666"/>
    </style:style>
    <style:style style:name="T61" style:family="text">
      <style:text-properties officeooo:rsid="0099ded6"/>
    </style:style>
    <style:style style:name="T62" style:family="text">
      <style:text-properties officeooo:rsid="009e5c7d"/>
    </style:style>
    <style:style style:name="T63" style:family="text">
      <style:text-properties officeooo:rsid="009f90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Whim! <text:span text:style-name="T48">Model</text:span> Editor</text:p>
      <text:p text:style-name="P1"/>
      <text:p text:style-name="P2"><text:span text:style-name="T49">A</text:span> 3D geometry modelling app for warcraft 3 model version 800. <text:s/></text:p>
      <text:p text:style-name="P1"/>
      <text:p text:style-name="P36">This tool is unfinished, but still manages to do some work. <text:span text:style-name="T59">It has very useful </text:span><text:span text:style-name="T61">commands</text:span><text:span text:style-name="T59"> for precise control of your model. Most essential features are finished, but also </text:span><text:span text:style-name="T60">there are</text:span><text:span text:style-name="T59"> some unfinished commands </text:span><text:span text:style-name="T63">on my wishlist.</text:span></text:p>
      <text:p text:style-name="P37">It’s a mix of features of magos editor, MDLvis, Wings 3D, and… my whims.</text:p>
      <text:p text:style-name="P1"/>
      <text:p text:style-name="P35">Features:</text:p>
      <text:p text:style-name="P5">Geometry:</text:p>
      <text:p text:style-name="P27">1. Transform and modify: Vertices, Edges, Triangles, Geosets, <text:span text:style-name="T56">Sculpt</text:span></text:p>
      <text:p text:style-name="P27">2. Create shapes – <text:span text:style-name="T52">primitives, </text:span><text:span text:style-name="T53">hero glow, team color background, draw.</text:span></text:p>
      <text:p text:style-name="P5">Animations:</text:p>
      <text:p text:style-name="P27">1. Create and edit nodes</text:p>
      <text:p text:style-name="P27">2. Edit rigging</text:p>
      <text:p text:style-name="P27">5. Create and edit sequences, global sequences</text:p>
      <text:p text:style-name="P27">4. Edit keyframes</text:p>
      <text:p text:style-name="P27">6. Sequence editor with timeline.</text:p>
      <text:p text:style-name="P29">7. A lot of animation manipulation, and inspect commands.</text:p>
      <text:p text:style-name="P28"><text:span text:style-name="T55">8</text:span>. import animations</text:p>
      <text:p text:style-name="P5"><text:span text:style-name="T62">C</text:span>omponents:</text:p>
      <text:p text:style-name="P27">Textures</text:p>
      <text:p text:style-name="P27">Materials</text:p>
      <text:p text:style-name="P27">Geosets</text:p>
      <text:p text:style-name="P27">Geoset animations</text:p>
      <text:p text:style-name="P8">Undo/Redo </text:p>
      <text:p text:style-name="P33">Geometry</text:p>
      <text:p text:style-name="P33">Nodes – position – <text:span text:style-name="T58">manual and from viewport</text:span></text:p>
      <text:p text:style-name="P30">Nodes – properties and <text:span text:style-name="T57">structure</text:span></text:p>
      <text:p text:style-name="P31">Rigging</text:p>
      <text:p text:style-name="P32">Normals</text:p>
      <text:p text:style-name="P34">UV Mapping – only in uv canvas editor</text:p>
      <text:p text:style-name="P33">Animation – keyframes </text:p>
      <text:p text:style-name="P4"><text:s/><text:span text:style-name="T49">UV Mapping editor</text:span></text:p>
      <text:p text:style-name="P3">Error Checker</text:p>
      <text:p text:style-name="P3">Mandatory optimizations after opening</text:p>
      <text:p text:style-name="P38" loext:marker-style-name="T1"><text:span text:style-name="T2"><text:s/>- </text:span><text:span text:style-name="T3">F</text:span><text:span text:style-name="T2">ix invalid node relationships = self-referencing, referencing invalid, or mutual</text:span><text:span text:style-name="T7">ly</text:span><text:span text:style-name="T2"> referencing</text:span></text:p>
      <text:p text:style-name="P38" loext:marker-style-name="T1"><text:span text:style-name="T3"><text:s/>- D</text:span><text:span text:style-name="T2">elete non-bone </text:span><text:span text:style-name="T5">ID</text:span><text:span text:style-name="T2">s </text:span><text:span text:style-name="T12">and non-existing node IDs </text:span><text:span text:style-name="T2">from matrix groups </text:span><text:span text:style-name="T12"><text:s/></text:span></text:p>
      <text:p text:style-name="P9"><text:span text:style-name="T4">- </text:span><text:span text:style-name="T6">Add missing pivot points to nodes </text:span><text:span text:style-name="T10">(they have default value 0,0,0 so no action here)</text:span></text:p>
      <text:p text:style-name="P11"><text:span text:style-name="T2">- Add missing normals and texture coordimates </text:span><text:span text:style-name="T16">of</text:span><text:span text:style-name="T2"> vertice</text:span><text:span text:style-name="T8">s </text:span><text:span text:style-name="T11">(have default so no action here)</text:span></text:p>
      <text:p text:style-name="P11"><text:span text:style-name="T11">- </text:span><text:span text:style-name="T24">Create white texture if no textures but materials</text:span></text:p>
      <text:p text:style-name="P10"><text:span text:style-name="T8">- Free vertices - attach to dummy bone </text:span><text:span text:style-name="T4">or delete (ask)</text:span></text:p>
      <text:p text:style-name="P20"><text:span text:style-name="T29">- </text:span><text:span text:style-name="T30">Name-</text:span><text:span text:style-name="T31">Enumerate identically named sequences, </text:span><text:span text:style-name="T32">nodes, and cameras </text:span><text:span text:style-name="T33">(</text:span><text:span text:style-name="T17">name disambiguation </text:span><text:span text:style-name="T33">)</text:span></text:p>
      <text:p text:style-name="P10"><text:span text:style-name="T9">- </text:span><text:span text:style-name="T13">Re-arrange inconsistent keyframes </text:span><text:span text:style-name="T21">and remove identical tracks</text:span></text:p>
      <text:p text:style-name="P10"><text:span text:style-name="T13">- Re-arrange inconsistent sequenc</text:span><text:span text:style-name="T14">e</text:span><text:span text:style-name="T13">s</text:span></text:p>
      <text:p text:style-name="P10"><text:span text:style-name="T13">- </text:span><text:span text:style-name="T15">Calculate extents</text:span></text:p>
      <text:p text:style-name="P10"><text:span text:style-name="T15">- </text:span><text:span text:style-name="T18">Handle geoset animation</text:span><text:span text:style-name="T25">s </text:span><text:span text:style-name="T18">– </text:span><text:span text:style-name="T19">add missing, and remove duplicating </text:span><text:span text:style-name="T20">(also while creating and importing)</text:span></text:p>
      <text:p text:style-name="P10"><text:span text:style-name="T20">- </text:span><text:span text:style-name="T22">Clamp keyframes – ensure the values of all keyframes are in their allowed </text:span><text:span text:style-name="T23">intervals</text:span><text:span text:style-name="T22">.</text:span></text:p>
      <text:p text:style-name="P17">Optional optimizations from the top menu</text:p>
      <text:p text:style-name="P16"><text:soft-page-break/>Cascade deletion:</text:p>
      <text:p text:style-name="P12">- <text:span text:style-name="T43">if you delete a sequence all keyframes associated with it are also deleted</text:span></text:p>
      <text:p text:style-name="P12">- <text:span text:style-name="T43">if you delete a geoset, its geoset animation is also deleted</text:span></text:p>
      <text:p text:style-name="P14"><text:s/><text:span text:style-name="T44">Reassignment:</text:span></text:p>
      <text:p text:style-name="P12">- <text:span text:style-name="T44">if you delete a component that other components used, these components will be reassigned the first available,</text:span></text:p>
      <text:p text:style-name="P15">Preca<text:span text:style-name="T46">u</text:span>tion:</text:p>
      <text:p text:style-name="P15">-<text:span text:style-name="T39"> </text:span><text:span text:style-name="T40">Prevents invalid input </text:span><text:span text:style-name="T42">or</text:span><text:span text:style-name="T41"> generating objects when part of the requirement is missing</text:span></text:p>
      <text:p text:style-name="P13">- You can<text:span text:style-name="T47">no</text:span>t create components if components that they use are missing</text:p>
      <text:p text:style-name="P24"><text:span text:style-name="T27">3. </text:span><text:span text:style-name="T28">Limitations:</text:span></text:p>
      <text:p text:style-name="P25"><text:span text:style-name="T28">T</text:span><text:span text:style-name="T26">his app does not render:</text:span></text:p>
      <text:p text:style-name="P25">- Texture animations</text:p>
      <text:p text:style-name="P25">- special effects, <text:span text:style-name="T56">light, cameras, event objects,</text:span>global sequences</text:p>
      <text:p text:style-name="P25">- textures with replaceable id higher than 2</text:p>
      <text:p text:style-name="P21">- <text:span text:style-name="T35">dynamic</text:span><text:span text:style-name="T45"> transformtaions </text:span><text:span text:style-name="T36">of layers </text:span><text:span text:style-name="T45">(alpha and texture id)</text:span></text:p>
      <text:p text:style-name="P21">- <text:span text:style-name="T36">material’s tags and layer’s tags</text:span></text:p>
      <text:p text:style-name="P22">- <text:span text:style-name="T37">colors of geoset animations</text:span></text:p>
      <text:p text:style-name="P22">- <text:span text:style-name="T38">bezier and hermite transformations are treated as linear</text:span></text:p>
      <text:p text:style-name="P18"><text:s/><text:span text:style-name="T34">Only for model version 800. </text:span></text:p>
      <text:p text:style-name="P23"/>
      <text:p text:style-name="P19"/>
      <text:p text:style-name="P5">I am open to feedback. If you have any suggestions for improving an existing feature, adding new features/commands, or report a bug – PM me her<text:span text:style-name="T50">e</text:span> on the site OR message me on Discord at Stan0033.</text:p>
      <text:p text:style-name="P5"/>
      <text:p text:style-name="P5">This is still BETA because however much I tested, I need other people to test it and give feedback about things I missed or forgot.</text:p>
      <text:p text:style-name="P5"/>
      <text:p text:style-name="P6">If you find this wc3 3d modelling <text:span text:style-name="T51">app</text:span> more useful <text:span text:style-name="T51">(in one or more aspects) </text:span>than others, be sure to let me know! </text:p>
      <text:p text:style-name="P6"/>
      <text:p text:style-name="P7">P.S: Dumb comments like “App X can do the same <text:span text:style-name="T54">things like </text:span>as app Y” are not welcome.</text:p>
      <text:p text:style-name="P7"/>
      <text:p text:style-name="P19"/>
      <text:p text:style-name="P19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20:38:11.628000000</meta:creation-date>
    <dc:date>2024-12-06T23:18:04.372000000</dc:date>
    <meta:editing-duration>P1DT17H53M31S</meta:editing-duration>
    <meta:editing-cycles>139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68" meta:word-count="529" meta:character-count="3263" meta:non-whitespace-character-count="2778"/>
  </office:meta>
</office:document-meta>
</file>